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.1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0.968cm" svg:x2="1.032cm" svg:y2="0.968cm" svg:d="M1032 968z" svg:viewBox="0 0 1 1">
          <text:p/>
        </draw:connector>
        <draw:connector draw:style-name="gr1" draw:text-style-name="P1" xml:id="id2" draw:id="id2" draw:layer="layout" draw:type="line" svg:x1="1.032cm" svg:y1="0.968cm" svg:x2="19.945cm" svg:y2="0.977cm" draw:start-shape="id1" draw:start-glue-point="0" svg:d="M1032 968l18913 9" svg:viewBox="0 0 18914 10">
          <text:p/>
        </draw:connector>
        <draw:connector draw:style-name="gr1" draw:text-style-name="P1" xml:id="id4" draw:id="id4" draw:layer="layout" draw:type="line" svg:x1="19.945cm" svg:y1="0.977cm" svg:x2="19.945cm" svg:y2="24.993cm" draw:start-shape="id2" draw:start-glue-point="3" svg:d="M19945 977v24016" svg:viewBox="0 0 1 24017">
          <text:p/>
        </draw:connector>
        <draw:connector draw:style-name="gr1" draw:text-style-name="P1" xml:id="id3" draw:id="id3" draw:layer="layout" draw:type="line" svg:x1="1.032cm" svg:y1="0.968cm" svg:x2="1.018cm" svg:y2="24.952cm" draw:start-shape="id1" draw:start-glue-point="0" svg:d="M1032 968l-14 23984" svg:viewBox="0 0 15 23985">
          <text:p/>
        </draw:connector>
        <draw:connector draw:style-name="gr1" draw:text-style-name="P1" draw:layer="layout" draw:type="line" svg:x1="1.018cm" svg:y1="24.952cm" svg:x2="14.002cm" svg:y2="24.993cm" draw:start-shape="id3" draw:start-glue-point="3" svg:d="M1018 24952l12984 41" svg:viewBox="0 0 12985 42">
          <text:p/>
        </draw:connector>
        <draw:connector draw:style-name="gr1" draw:text-style-name="P1" draw:layer="layout" draw:type="line" svg:x1="19.945cm" svg:y1="24.993cm" svg:x2="17.096cm" svg:y2="25.033cm" draw:start-shape="id4" draw:start-glue-point="3" svg:d="M19945 24993l-2849 40" svg:viewBox="0 0 2850 41">
          <text:p/>
        </draw:connector>
        <draw:connector draw:style-name="gr1" draw:text-style-name="P1" draw:layer="layout" draw:type="line" svg:x1="14.002cm" svg:y1="26.01cm" svg:x2="13.962cm" svg:y2="23.975cm" svg:d="M14002 26010l-40-2035" svg:viewBox="0 0 41 2036">
          <text:p/>
        </draw:connector>
        <draw:connector draw:style-name="gr1" draw:text-style-name="P1" draw:layer="layout" draw:type="line" svg:x1="17.137cm" svg:y1="25.929cm" svg:x2="17.096cm" svg:y2="23.894cm" svg:d="M17137 25929l-41-2035" svg:viewBox="0 0 42 2036">
          <text:p/>
        </draw:connector>
        <draw:custom-shape draw:style-name="gr2" draw:text-style-name="P1" draw:layer="layout" svg:width="1cm" svg:height="1.3cm" svg:x="18.9cm" svg:y="13.7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3cm" svg:x="17.9cm" svg:y="13.7cm">
          <text:p text:style-name="P1">24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3cm" svg:height="3.35cm" svg:x="3.7cm" svg:y="9.6cm">
          <draw:text-box>
            <text:p text:style-name="P2"><text:span text:style-name="T1"><text:s/></text:span><text:span text:style-name="T1">Sala Sgt de 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10:51:21.013911133</meta:creation-date>
    <dc:date>2016-07-04T11:01:50.493092503</dc:date>
    <dc:creator>SD Canto</dc:creator>
    <meta:editing-duration>P0D</meta:editing-duration>
    <meta:editing-cycles>1</meta:editing-cycles>
    <meta:document-statistic meta:object-count="11"/>
    <meta:generator>LibreOffice/4.2.8.2$Linux_x86 LibreOffice_project/420m0$Build-2</meta:generator>
  </office:meta>
</office:document-meta>
</file>